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igital Platform improvements over CMO:</text:span></text:p>
      <text:p text:style-name="P1"/>
      <text:list xml:id="list3148346886" text:style-name="WWNum3">
        <text:list-item>
          <text:p text:style-name="P3"><text:span text:style-name="T2">Improved customer experience (with fulfillment lifecycle).</text:span></text:p>
        </text:list-item>
      </text:list>
      <text:p text:style-name="P8"><text:span text:style-name="T2">- Platform does send notifications to Stores. </text:span></text:p>
      <text:p text:style-name="P8"><text:span text:style-name="T2">- Stores can now check fulfillment status and truck location.</text:span></text:p>
      <text:p text:style-name="P9"/>
      <text:list xml:id="list1739453387" text:style-name="WWNum4">
        <text:list-item>
          <text:p text:style-name="P4"><text:span text:style-name="T2">Fulfillment process streamlined by the digital platform allowing easier onboarding of new warehouse staff.</text:span></text:p>
        </text:list-item>
      </text:list>
      <text:p text:style-name="P9"/>
      <text:list xml:id="list52801318979628" text:continue-numbering="true" text:style-name="WWNum4">
        <text:list-item>
          <text:p text:style-name="P4"><text:span text:style-name="T2">Traceability - Digital platform leaves a digital footprint of who did what and when. Having digital data would give historical data for next process improvement iteration based on gathered data.</text:span></text:p>
        </text:list-item>
      </text:list>
      <text:p text:style-name="P9"/>
      <text:list xml:id="list52801988246908" text:continue-numbering="true" text:style-name="WWNum4">
        <text:list-item>
          <text:p text:style-name="P4"><text:span text:style-name="T2">Parts of the processes are automated, saving effort and allowing employees to focus on other tasks, which have higher value add. </text:span></text:p>
        </text:list-item>
      </text:list>
      <text:p text:style-name="P9"/>
      <text:list xml:id="list919428739" text:style-name="WWNum5">
        <text:list-item>
          <text:p text:style-name="P5"><text:span text:style-name="T2">Improved delivery time by shortening the fulfillment time of individual packages and pallets.</text:span></text:p>
        </text:list-item>
      </text:list>
      <text:p text:style-name="P9"/>
      <text:list xml:id="list52800317308118" text:continue-list="list52801988246908" text:style-name="WWNum4">
        <text:list-item>
          <text:p text:style-name="P4"><text:span text:style-name="T2">Digital platform to act as a foundation for next improvement iteration and further optimizing fulfillment lifecycle.</text:span></text:p>
        </text:list-item>
      </text:list>
      <text:p text:style-name="P10"/>
      <text:list xml:id="list2757360068" text:style-name="WWNum2">
        <text:list-item>
          <text:p text:style-name="P6"><text:span text:style-name="T2">Improved visibility - each package went where and routed by whom. How long did it take from starting the processing to fulfillment, delivered status. </text:span></text:p>
        </text:list-item>
      </text:list>
      <text:p text:style-name="P2"/>
      <text:list xml:id="list2098158980" text:style-name="WWNum1">
        <text:list-item>
          <text:p text:style-name="P7"><text:span text:style-name="T2">Ability to monitor workload of warehouse staff and prepare for potential spikes during high demand period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70" meta:character-count="1108" meta:non-whitespace-character-count="953"/>
    <meta:generator>LibreOfficeDev/6.0.5.2$Linux_X86_64 LibreOffice_project/</meta:generator>
  </office:meta>
</office:document-meta>
</file>